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daisy:document-content xmlns:daisy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daisy:version="1.2" grddl:transformation="http://docs.oasis-open.org/office/1.2/xslt/odf2rdf.xsl">
  <daisy:scripts/>
  <daisy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daisy:automatic-styles>
  <daisy:body>
    <daisy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Slide <draw:element1 xmlns:draw="urn://dummy-namespace-one"><draw:element2 xmlns:draw="urn://dummy-namespace-two" draw:attribute2="importantValue">dummy</draw:element2></draw:element1>One!!</text:p>
          </draw:text-box>
        </draw:frame>
        <draw:frame presentation:style-name="pr2" draw:layer="layout" svg:width="25.199cm" svg:height="13.609cm" svg:x="1.4cm" svg:y="5.039cm" presentation:class="subtitle">
          <draw:text-box>
            <!-- element and attribute without namespace with an attribute value with a namespace prefix as well -->
            <text:p xmlns:alien="urn://some-test-attribute-value-namespace" foreign="alien:valueOfAlienAttribute">Some<test>good</test> Content!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7cm" svg:x="1.4cm" svg:y="0.837cm" presentation:class="title">
          <draw:text-box>
            <text:p>Slide <prefixOne:element1 xmlns:prefixOne="urn://some-test-odfdom-namespace"><prefixTwo:element2 xmlns:prefixTwo="urn://some-test-odfdom-namespace" prefixTwo:attribute2="importantValue">dummy</prefixTwo:element2></prefixOne:element1>Two!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int A</text:p>
              </text:list-item>
              <text:list-item>
                <text:p>Point B</text:p>
              </text:list-item>
              <text:list-item>
                <text:p>Point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daisy:presentation>
  </daisy:body>
</daisy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 grddl:transformation="http://docs.oasis-open.org/office/1.2/xslt/odf2rdf.xsl">
  <office:meta>
    <meta:initial-creator>PhilippJ </meta:initial-creator>
    <meta:creation-date>2010-06-15T11:47:44</meta:creation-date>
    <meta:editing-duration>PT00H04M23S</meta:editing-duration>
    <meta:editing-cycles>3</meta:editing-cycles>
    <dc:date>2010-06-15T12:00:19</dc:date>
    <dc:creator>PhilippJ </dc:creator>
    <meta:generator>OpenOffice.org/3.2$Unix OpenOffice.org_project/320m12$Build-9483</meta:generator>
    <meta:document-statistic meta:object-count="29"/>
  </office:meta>
</office:document-meta>
</file>